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cm" svg:stroke-color="#000000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4cm" svg:stroke-color="#000000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2cm" svg:stroke-color="#000000" draw:marker-start="Symmetric_20_Arrow" draw:marker-start-width="0.5cm" draw:marker-end="Symmetric_20_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5cm" svg:stroke-color="#000000" draw:marker-start="" draw:marker-start-width="0.355cm" draw:marker-end="Symmetric_20_Arrow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cm" svg:stroke-color="#000000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>
        <style:tab-stops/>
      </style:paragraph-properties>
      <style:text-properties fo:color="#000000"/>
    </style:style>
    <style:style style:name="P4" style:family="paragraph">
      <style:paragraph-properties fo:text-align="center">
        <style:tab-stops/>
      </style:paragraph-properties>
      <style:text-properties fo:color="#000000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end">
        <style:tab-stops/>
      </style:paragraph-properties>
      <style:text-properties fo:color="#000000"/>
    </style:style>
    <style:style style:name="P6" style:family="paragraph">
      <style:paragraph-properties fo:text-align="end">
        <style:tab-stops/>
      </style:paragraph-properties>
      <style:text-properties fo:color="#000000"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text-align="start">
        <style:tab-stops/>
      </style:paragraph-properties>
      <style:text-properties fo:color="#000000"/>
    </style:style>
    <style:style style:name="P8" style:family="paragraph">
      <style:paragraph-properties fo:text-align="start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2.5cm" svg:x="8cm" svg:y="3cm">
          <text:p text:style-name="P1"><text:span text:style-name="T1">Engine</text:span></text:p>
          <text:p text:style-name="P1"><text:span text:style-name="T1">Module</text:span></text:p>
        </draw:rect>
        <draw:rect draw:style-name="gr1" draw:text-style-name="P2" draw:layer="layout" svg:width="4cm" svg:height="2.5cm" svg:x="14cm" svg:y="3cm">
          <text:p text:style-name="P1"><text:span text:style-name="T1">Navigation</text:span></text:p>
          <text:p text:style-name="P1"><text:span text:style-name="T1">Module</text:span></text:p>
        </draw:rect>
        <draw:line draw:style-name="gr2" draw:text-style-name="P1" draw:layer="layout" svg:x1="1cm" svg:y1="7cm" svg:x2="22cm" svg:y2="7cm">
          <text:p/>
        </draw:line>
        <draw:rect draw:style-name="gr1" draw:text-style-name="P2" draw:layer="layout" svg:width="6cm" svg:height="2.5cm" svg:x="10cm" svg:y="8.5cm">
          <text:p text:style-name="P1"><text:span text:style-name="T1">7" Color TFT</text:span></text:p>
          <text:p text:style-name="P1"><text:span text:style-name="T1">LCD Module</text:span></text:p>
        </draw:rect>
        <draw:rect draw:style-name="gr1" draw:text-style-name="P2" draw:layer="layout" svg:width="6cm" svg:height="2.5cm" svg:x="2cm" svg:y="8.5cm">
          <text:p text:style-name="P1"><text:span text:style-name="T1">Monochrome</text:span></text:p>
          <text:p text:style-name="P1"><text:span text:style-name="T1">LCD Module</text:span></text:p>
        </draw:rect>
        <draw:line draw:style-name="gr3" draw:text-style-name="P1" draw:layer="layout" svg:x1="10cm" svg:y1="5.6cm" svg:x2="10cm" svg:y2="6.8cm">
          <text:p/>
        </draw:line>
        <draw:line draw:style-name="gr3" draw:text-style-name="P1" draw:layer="layout" svg:x1="16cm" svg:y1="5.6cm" svg:x2="16cm" svg:y2="6.8cm">
          <text:p/>
        </draw:line>
        <draw:line draw:style-name="gr3" draw:text-style-name="P1" draw:layer="layout" svg:x1="13cm" svg:y1="8.4cm" svg:x2="13cm" svg:y2="7.2cm">
          <text:p/>
        </draw:line>
        <draw:line draw:style-name="gr3" draw:text-style-name="P1" draw:layer="layout" svg:x1="5cm" svg:y1="8.4cm" svg:x2="5cm" svg:y2="7.2cm">
          <text:p/>
        </draw:line>
        <draw:line draw:style-name="gr4" draw:text-style-name="P1" draw:layer="layout" svg:x1="8.5cm" svg:y1="2cm" svg:x2="8.5cm" svg:y2="2.9cm">
          <text:p/>
        </draw:line>
        <draw:line draw:style-name="gr4" draw:text-style-name="P1" draw:layer="layout" svg:x1="11.5cm" svg:y1="2cm" svg:x2="11.5cm" svg:y2="2.9cm">
          <text:p/>
        </draw:line>
        <draw:line draw:style-name="gr4" draw:text-style-name="P1" draw:layer="layout" svg:x1="10cm" svg:y1="2cm" svg:x2="10cm" svg:y2="2.9cm">
          <text:p/>
        </draw:line>
        <draw:line draw:style-name="gr4" draw:text-style-name="P1" draw:layer="layout" svg:x1="14.5cm" svg:y1="2cm" svg:x2="14.5cm" svg:y2="2.9cm">
          <text:p/>
        </draw:line>
        <draw:line draw:style-name="gr4" draw:text-style-name="P1" draw:layer="layout" svg:x1="17.5cm" svg:y1="2cm" svg:x2="17.5cm" svg:y2="2.9cm">
          <text:p/>
        </draw:line>
        <draw:line draw:style-name="gr4" draw:text-style-name="P1" draw:layer="layout" svg:x1="16cm" svg:y1="2cm" svg:x2="16cm" svg:y2="2.9cm">
          <text:p/>
        </draw:line>
        <draw:line draw:style-name="gr5" draw:text-style-name="P1" draw:layer="layout" svg:x1="7cm" svg:y1="11.1cm" svg:x2="7cm" svg:y2="12cm">
          <text:p/>
        </draw:line>
        <draw:line draw:style-name="gr5" draw:text-style-name="P1" draw:layer="layout" svg:x1="15cm" svg:y1="11.1cm" svg:x2="15cm" svg:y2="12cm">
          <text:p/>
        </draw:line>
        <draw:frame draw:style-name="gr6" draw:text-style-name="P4" draw:layer="layout" svg:width="1.4cm" svg:height="0.6cm" svg:x="7.8cm" svg:y="1.4cm">
          <draw:text-box>
            <text:p text:style-name="P3"><text:span text:style-name="T2">RPM</text:span></text:p>
          </draw:text-box>
        </draw:frame>
        <draw:frame draw:style-name="gr6" draw:text-style-name="P4" draw:layer="layout" svg:width="1.4cm" svg:height="0.6cm" svg:x="9.3cm" svg:y="1.4cm">
          <draw:text-box>
            <text:p text:style-name="P3"><text:span text:style-name="T2">TEMP</text:span></text:p>
          </draw:text-box>
        </draw:frame>
        <draw:frame draw:style-name="gr6" draw:text-style-name="P4" draw:layer="layout" svg:width="1.4cm" svg:height="0.6cm" svg:x="10.8cm" svg:y="1.4cm">
          <draw:text-box>
            <text:p text:style-name="P3"><text:span text:style-name="T2">FUEL</text:span></text:p>
          </draw:text-box>
        </draw:frame>
        <draw:frame draw:style-name="gr6" draw:text-style-name="P4" draw:layer="layout" svg:width="1.4cm" svg:height="0.6cm" svg:x="13.8cm" svg:y="1.4cm">
          <draw:text-box>
            <text:p text:style-name="P3"><text:span text:style-name="T2">GPS</text:span></text:p>
          </draw:text-box>
        </draw:frame>
        <draw:frame draw:style-name="gr6" draw:text-style-name="P4" draw:layer="layout" svg:width="1.4cm" svg:height="0.6cm" svg:x="15.3cm" svg:y="1.4cm">
          <draw:text-box>
            <text:p text:style-name="P3"><text:span text:style-name="T2">IMU</text:span></text:p>
          </draw:text-box>
        </draw:frame>
        <draw:frame draw:style-name="gr6" draw:text-style-name="P4" draw:layer="layout" svg:width="1.6cm" svg:height="0.6cm" svg:x="16.7cm" svg:y="1.4cm">
          <draw:text-box>
            <text:p text:style-name="P3"><text:span text:style-name="T2">BARO</text:span></text:p>
          </draw:text-box>
        </draw:frame>
        <draw:frame draw:style-name="gr6" draw:text-style-name="P6" draw:layer="layout" svg:width="5cm" svg:height="0.6cm" svg:x="11cm" svg:y="12cm">
          <draw:text-box>
            <text:p text:style-name="P5"><text:span text:style-name="T2">Soft Buttons</text:span></text:p>
          </draw:text-box>
        </draw:frame>
        <draw:frame draw:style-name="gr6" draw:text-style-name="P6" draw:layer="layout" svg:width="5cm" svg:height="0.6cm" svg:x="3cm" svg:y="12cm">
          <draw:text-box>
            <text:p text:style-name="P5"><text:span text:style-name="T2">Rotary Encoder</text:span></text:p>
          </draw:text-box>
        </draw:frame>
        <draw:frame draw:style-name="gr6" draw:text-style-name="P8" draw:layer="layout" svg:width="5cm" svg:height="2cm" svg:x="1.2cm" svg:y="5.2cm">
          <draw:text-box>
            <text:p text:style-name="P7"><text:span text:style-name="T3">Power &amp;</text:span></text:p>
            <text:p text:style-name="P7"><text:span text:style-name="T3">CAN-Bus</text:span></text:p>
          </draw:text-box>
        </draw:frame>
        <draw:rect draw:style-name="gr1" draw:text-style-name="P2" draw:layer="layout" svg:width="3cm" svg:height="2.5cm" svg:x="18cm" svg:y="8.5cm">
          <text:p text:style-name="P1"><text:span text:style-name="T1">Smart</text:span></text:p>
          <text:p text:style-name="P1"><text:span text:style-name="T1">Device</text:span></text:p>
        </draw:rect>
        <draw:line draw:style-name="gr3" draw:text-style-name="P1" draw:layer="layout" svg:x1="19.5cm" svg:y1="8.4cm" svg:x2="19.5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4cm" style:print-orientation="portrait"/>
    </style:page-layout>
    <style:style style:name="Mdp1" style:family="drawing-page">
      <style:drawing-page-properties draw:background-size="border" draw:fill="none" draw:fill-color="#33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1M18S</meta:editing-duration>
    <meta:editing-cycles>9</meta:editing-cycles>
    <meta:generator>OpenOffice/4.1.1$Win32 OpenOffice.org_project/411m6$Build-9775</meta:generator>
    <dc:date>2017-04-22T17:48:27.91</dc:date>
    <dc:creator>Rene Broich</dc:creator>
    <meta:document-statistic meta:object-count="28"/>
  </office:meta>
</office:document-meta>
</file>